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d77e" officeooo:paragraph-rsid="0019d77e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19d77e" officeooo:paragraph-rsid="0019d77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aaad4" officeooo:paragraph-rsid="001aaad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bc6c9" officeooo:paragraph-rsid="001bc6c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d7628" officeooo:paragraph-rsid="001d7628" style:font-size-asian="10.5pt" style:font-weight-asian="normal" style:font-size-complex="12pt" style:font-weight-complex="normal"/>
    </style:style>
    <style:style style:name="T1" style:family="text">
      <style:text-properties officeooo:rsid="001aaad4"/>
    </style:style>
    <style:style style:name="T2" style:family="text">
      <style:text-properties officeooo:rsid="001f5b35"/>
    </style:style>
    <style:style style:name="T3" style:family="text">
      <style:text-properties officeooo:rsid="0020b3b8"/>
    </style:style>
    <style:style style:name="T4" style:family="text">
      <style:text-properties officeooo:rsid="0021d6de"/>
    </style:style>
    <style:style style:name="T5" style:family="text">
      <style:text-properties officeooo:rsid="002249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:</text:p>
      <text:list xml:id="list2577185923" text:style-name="L1">
        <text:list-item>
          <text:p text:style-name="P2">Init empty database ‘network’.</text:p>
        </text:list-item>
        <text:list-item>
          <text:p text:style-name="P2">Init empty database ‘controllers’.</text:p>
        </text:list-item>
        <text:list-item>
          <text:p text:style-name="P2">Init the database handler process.</text:p>
          <text:list>
            <text:list-item>
              <text:p text:style-name="P2">Boot the database handler process container.</text:p>
            </text:list-item>
            <text:list-item>
              <text:p text:style-name="P2">Connect to ‘controllers’ database <text:span text:style-name="T1">and get a cursor</text:span>.</text:p>
            </text:list-item>
            <text:list-item>
              <text:p text:style-name="P2">Start a listening TCP server on port 12346.</text:p>
            </text:list-item>
          </text:list>
        </text:list-item>
        <text:list-item>
          <text:p text:style-name="P2">For each controller in network:</text:p>
          <text:list>
            <text:list-item>
              <text:p text:style-name="P2">Boot the controller container.</text:p>
            </text:list-item>
            <text:list-item>
              <text:p text:style-name="P2">Find the IP of <text:span text:style-name="T2">own</text:span> interface.</text:p>
            </text:list-item>
            <text:list-item>
              <text:p text:style-name="P2">Connect to Database handler.</text:p>
            </text:list-item>
            <text:list-item>
              <text:p text:style-name="P2">Send startup message to database handler.</text:p>
            </text:list-item>
            <text:list-item>
              <text:p text:style-name="P2">Wait for acknowledgement.</text:p>
            </text:list-item>
          </text:list>
        </text:list-item>
        <text:list-item>
          <text:p text:style-name="P3">For each controller connected to database handler as client:</text:p>
          <text:list>
            <text:list-item>
              <text:p text:style-name="P3">Receive startup message</text:p>
            </text:list-item>
            <text:list-item>
              <text:p text:style-name="P3">Try to update ‘controllers.controllers’ table.</text:p>
            </text:list-item>
            <text:list-item>
              <text:p text:style-name="P3">On success return acknowledgement to respective controller.</text:p>
            </text:list-item>
            <text:list-item>
              <text:p text:style-name="P3">On even one failure, return fail code, exit.</text:p>
            </text:list-item>
            <text:list-item>
              <text:p text:style-name="P3">Exit program after <text:span text:style-name="T2">all</text:span> controller<text:span text:style-name="T2">s</text:span> exit.</text:p>
            </text:list-item>
          </text:list>
        </text:list-item>
        <text:list-item>
          <text:p text:style-name="P3">For each controller:</text:p>
          <text:list>
            <text:list-item>
              <text:p text:style-name="P3">Receive acknowledgement or failure code.</text:p>
            </text:list-item>
            <text:list-item>
              <text:p text:style-name="P2">Disconnect database handler.</text:p>
            </text:list-item>
            <text:list-item>
              <text:p text:style-name="P3">Exit if failure.</text:p>
            </text:list-item>
            <text:list-item>
              <text:p text:style-name="P3">Else Initialize the controller code.</text:p>
            </text:list-item>
          </text:list>
        </text:list-item>
        <text:list-item>
          <text:p text:style-name="P3">Init the mininet topology script.</text:p>
          <text:list>
            <text:list-item>
              <text:p text:style-name="P3"><text:span text:style-name="T3">Get</text:span> the number of hosts and switches required.</text:p>
            </text:list-item>
            <text:list-item>
              <text:p text:style-name="P3">Connect to databases ‘controllers’ and ‘network’.</text:p>
            </text:list-item>
            <text:list-item>
              <text:p text:style-name="P3">Fetch the list of available controllers from ‘controllers.controllers’.</text:p>
            </text:list-item>
            <text:list-item>
              <text:p text:style-name="P3">Form randomized pairs of available controllers and switches.</text:p>
            </text:list-item>
            <text:list-item>
              <text:p text:style-name="P3">Connect random number of <text:span text:style-name="T4">random </text:span>hosts to each switch.</text:p>
            </text:list-item>
            <text:list-item>
              <text:p text:style-name="P4">Populate ‘network.(controller_ip)’ for each controller.</text:p>
            </text:list-item>
            <text:list-item>
              <text:p text:style-name="P3">Start mininet CLI.</text:p>
            </text:list-item>
          </text:list>
        </text:list-item>
        <text:list-item>
          <text:p text:style-name="P4">Init the relay process, listen on port 12345.</text:p>
        </text:list-item>
        <text:list-item>
          <text:p text:style-name="P4">For each already running and registered controller:</text:p>
          <text:list>
            <text:list-item>
              <text:p text:style-name="P4">Connect to database ‘network’</text:p>
            </text:list-item>
            <text:list-item>
              <text:p text:style-name="P4">Gain insight to available hosts using table ‘netowrk.(self_ip)’</text:p>
            </text:list-item>
            <text:list-item>
              <text:p text:style-name="P4">Connect to relay at 12345 port.</text:p>
            </text:list-item>
            <text:list-item>
              <text:p text:style-name="P4">Wait for a connection from relay at port 6666.</text:p>
            </text:list-item>
            <text:list-item>
              <text:p text:style-name="P4">Start listing f<text:span text:style-name="T5">or</text:span> openflow packets from connected switch(es) at port 6633.</text:p>
            </text:list-item>
            <text:list-item>
              <text:p text:style-name="P4">For each packet received from switch:</text:p>
              <text:list>
                <text:list-item>
                  <text:p text:style-name="P4">Check if destination host is available in ‘network.(self_ip)’.</text:p>
                </text:list-item>
                <text:list-item>
                  <text:p text:style-name="P4">If available, add a flow in switch flow table and send back flow packet.</text:p>
                </text:list-item>
                <text:list-item>
                  <text:p text:style-name="P4">If unavailable, fork and send query to relay <text:span text:style-name="T5">on personal link</text:span> and wait for reply from relay while simultaneously serving other packets.</text:p>
                </text:list-item>
              </text:list>
            </text:list-item>
          </text:list>
        </text:list-item>
        <text:list-item>
          <text:p text:style-name="P5">For each query packet <text:span text:style-name="T5">received</text:span> from any controller on personal link by the relay:</text:p>
          <text:list>
            <text:list-item>
              <text:p text:style-name="P5"><text:soft-page-break/>Check the packet header:</text:p>
              <text:list>
                <text:list-item>
                  <text:p text:style-name="P5">If it is ‘broadcast’, then broadcast that query to all connected controllers <text:span text:style-name="T5">on broadcast link,</text:span> except the sender, and add to broadcast packet list.</text:p>
                </text:list-item>
                <text:list-item>
                  <text:p text:style-name="P5">If it is ‘found’, the match the packet ID to previously broadcasted packet list and find the controller that queried it, and send the now received reply.</text:p>
                </text:list-item>
                <text:list-item>
                  <text:p text:style-name="P5">If it is ‘end’ exit main loop and end connection with that controller.</text:p>
                </text:list-item>
              </text:list>
            </text:list-item>
          </text:list>
        </text:list-item>
        <text:list-item>
          <text:p text:style-name="P5">For each packet received from relay by any controller <text:span text:style-name="T5">on personal link</text:span>:</text:p>
          <text:list>
            <text:list-item>
              <text:p text:style-name="P5">Check the receiving link:</text:p>
              <text:list>
                <text:list-item>
                  <text:p text:style-name="P5">If it is broadcast link, check if the host queried exists in network.(self_ip):</text:p>
                  <text:list>
                    <text:list-item>
                      <text:p text:style-name="P5">If yes, then send acknowledgement to relay using personal link.</text:p>
                    </text:list-item>
                    <text:list-item>
                      <text:p text:style-name="P5">If no, then ignore.</text:p>
                    </text:list-item>
                  </text:list>
                </text:list-item>
                <text:list-item>
                  <text:p text:style-name="P5">If it is personal link:</text:p>
                  <text:list>
                    <text:list-item>
                      <text:p text:style-name="P5">Switch to a previously waiting process querying the host and add new flow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1:24:40.377098913</meta:creation-date>
    <meta:generator>LibreOffice/6.1.4.2$Linux_X86_64 LibreOffice_project/10$Build-2</meta:generator>
    <dc:date>2019-01-18T22:11:04.440765637</dc:date>
    <meta:editing-duration>PT21M28S</meta:editing-duration>
    <meta:editing-cycles>6</meta:editing-cycles>
    <meta:document-statistic meta:table-count="0" meta:image-count="0" meta:object-count="0" meta:page-count="2" meta:paragraph-count="55" meta:word-count="473" meta:character-count="2812" meta:non-whitespace-character-count="2448"/>
  </office:meta>
</office:document-meta>
</file>